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5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7" table:default-cell-style-name="ce9"/>
        <table:table-row table:style-name="ro1">
          <table:table-cell/>
          <table:table-cell table:style-name="ce7" office:value-type="string" calcext:value-type="string">
            <text:p>Laboratoire</text:p>
          </table:table-cell>
          <table:table-cell table:style-name="ce7" office:value-type="string" calcext:value-type="string">
            <text:p>Forma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ommentaire</text:p>
          </table:table-cell>
          <table:table-cell table:style-name="ce10" office:value-type="string" calcext:value-type="string">
            <text:p>Fai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7">
            <text:p>Identité</text:p>
          </table:table-cell>
          <table:table-cell table:style-name="ce8" office:value-type="string" calcext:value-type="string">
            <text:p>Champs de recherch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2" table:style-name="ce8" office:value-type="string" calcext:value-type="string">
            <text:p>Université d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E=entity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8" office:value-type="string" calcext:value-type="string">
            <text:p>Intitulé laboratoire</text:p>
          </table:table-cell>
          <table:table-cell table:style-name="ce8" office:value-type="string" calcext:value-type="string">
            <text:p>Intitulé Composant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Intitulé laboratoire abrégé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Référence Laboratoire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Structure de rattachement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Rattachement extern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0">
            <text:p>Recherche</text:p>
          </table:table-cell>
          <table:table-cell table:style-name="ce8" office:value-type="string" calcext:value-type="string">
            <text:p>Nombre de chercheurs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ssociation au CNRS</text:p>
          </table:table-cell>
          <table:table-cell table:style-name="ce8"/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1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2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3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4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5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6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7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Axe de recherche 8</text:p>
          </table:table-cell>
          <table:table-cell table:style-name="ce8"/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7">
            <text:p>Coordonnées</text:p>
          </table:table-cell>
          <table:table-cell table:style-name="ce8" office:value-type="string" calcext:value-type="string">
            <text:p>Direction</text:p>
          </table:table-cell>
          <table:table-cell table:style-name="ce8" office:value-type="string" calcext:value-type="string">
            <text:p>Responsable Pédagogiqu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2" table:style-name="ce8" office:value-type="string" calcext:value-type="string">
            <text:p>Site Interne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>
            <text:p>Courriel Secrétariat</text:p>
          </table:table-cell>
          <table:table-cell table:style-name="ce8" office:value-type="string" calcext:value-type="string">
            <text:p>Courriel Secrétariat Formation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2" table:style-name="ce8" office:value-type="string" calcext:value-type="string">
            <text:p>Téléphon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2" table:style-name="ce8" office:value-type="string" calcext:value-type="string">
            <text:p>Adress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2" table:style-name="ce8" office:value-type="string" calcext:value-type="string">
            <text:p>Code Posta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2" table:style-name="ce8" office:value-type="string" calcext:value-type="string">
            <text:p>Commun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ivers</text:p>
          </table:table-cell>
          <table:table-cell table:style-name="ce8" office:value-type="string" calcext:value-type="string">
            <text:p>Informations Complémentaires</text:p>
          </table:table-cell>
          <table:table-cell table:style-name="ce8" office:value-type="string" calcext:value-type="string">
            <text:p>Informations complémentaires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1">
            <text:p>Formation</text:p>
          </table:table-cell>
          <table:table-cell table:style-name="ce8"/>
          <table:table-cell table:style-name="ce8" office:value-type="string" calcext:value-type="string">
            <text:p>Niveau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Domaine Diplôm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Mention Diplôm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Spécialité Diplôm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Parcours Diplôme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Lieu Formation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Formation Initiale</text:p>
          </table:table-cell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Formation Continue</text:p>
          </table:table-cell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Contrat d’Apprentissage</text:p>
          </table:table-cell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Contrat de Professionnalisation</text:p>
          </table:table-cell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Voie Recherche</text:p>
          </table:table-cell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9">
            <text:p>Stage</text:p>
          </table:table-cell>
          <table:table-cell table:style-name="ce8"/>
          <table:table-cell table:style-name="ce8" office:value-type="string" calcext:value-type="string">
            <text:p>Type de Stage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Durée Stage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Date de Débu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Date de fin obligatoi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Service Stage/Emploi</text:p>
          </table:table-cell>
          <table:table-cell table:style-name="ce8" office:value-type="string" calcext:value-type="string">
            <text:p>boolea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Site Internet Stage/Emploi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Eventuellement E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Exemple de sujet de mémoire 1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Exemple de sujet de mémoire 2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8"/>
          <table:table-cell table:style-name="ce8" office:value-type="string" calcext:value-type="string">
            <text:p>Exemple de sujet de mémoire 3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3">
            <text:p>Recherche</text:p>
          </table:table-cell>
          <table:table-cell table:style-name="ce8"/>
          <table:table-cell table:style-name="ce8" office:value-type="string" calcext:value-type="string">
            <text:p>Rattachement Laboratoire 1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8"/>
          <table:table-cell table:style-name="ce8" office:value-type="string" calcext:value-type="string">
            <text:p>Rattachement Laboratoire 2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8"/>
          <table:table-cell table:style-name="ce8" office:value-type="string" calcext:value-type="string">
            <text:p>Rattachement Laboratoire 3</text:p>
          </table:table-cell>
          <table:table-cell table:style-name="ce8" office:value-type="string" calcext:value-type="string">
            <text:p>E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0:49:45.10166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14:37.455978259</meta:creation-date>
    <dc:date>2018-10-19T17:36:56.523540831</dc:date>
    <meta:editing-duration>PT2H13M13S</meta:editing-duration>
    <meta:editing-cycles>6</meta:editing-cycles>
    <meta:generator>LibreOffice/6.0.6.2$Linux_X86_64 LibreOffice_project/00m0$Build-2</meta:generator>
    <meta:document-statistic meta:table-count="1" meta:cell-count="176" meta:object-count="0"/>
  </office:meta>
</office:document-meta>
</file>